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StreamWriter.OutputStreamWriter( java . io . Out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Stream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StreamWriter.OutputStreamWriter( java . io . OutputStream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StreamWriter.write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StreamWriter.write( java . lang . String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StreamWriter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Stream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StreamWriter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